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style:tab-stops>
          <style:tab-stop style:position="17.013cm" style:type="right"/>
        </style:tab-stops>
      </style:paragraph-properties>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RBESANGE Benjamin²<text:tab/>Lundi 9 Novembre</text:p>
      <text:p text:style-name="Standard">GARCON Benoît²</text:p>
      <text:p text:style-name="Standard"/>
      <text:p text:style-name="P1">Compte rendu TP 8</text:p>
      <text:p text:style-name="P1"/>
      <text:p text:style-name="P3"><text:tab/>Aujourd'hui, nous nous sommes concentrés sur l'interface web en mettant en place des fonctions javascript et php pour obtenir une interface simple et clair. Nous avons choisis la bibliothèque Bootstrap pour nous aider dans cette tâche. Nous avons regardé s'il était possible d'ajouter une base de données MySQL pour gérer au mieux les archivages de données, mais pour l'instant cela ne fonctionne pas. Nous avons donc une page qui permet d'afficher un graphique dynamique grâce à Javascript et php archive dans une base de données MySQL les anciennes valeurs.</text:p>
      <text:p text:style-name="P3"/>
      <text:p text:style-name="P3"><text:tab/>Côté programme C, nous avons implémenté et testé la structure file_t pour gérer au mieux les communications entre sonde et serveur. Après tests et valgrind, nous pouvons affirmé que la structure file est opérationnelle pour demain so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2T12:02:37</meta:creation-date>
    <dc:date>2015-11-09T13:02:40</dc:date>
    <meta:editing-duration>PT55M9S</meta:editing-duration>
    <meta:editing-cycles>5</meta:editing-cycles>
    <meta:generator>LibreOffice/3.5$Linux_X86_64 LibreOffice_project/350m1$Build-2</meta:generator>
    <meta:document-statistic meta:table-count="0" meta:image-count="0" meta:object-count="0" meta:page-count="1" meta:paragraph-count="5" meta:word-count="139" meta:character-count="865" meta:non-whitespace-character-count="731"/>
  </office:meta>
</office:document-meta>
</file>